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I5351A Calculator for Beeb FPGA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^0-2^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</text:p>
          </table:table-cell>
          <table:table-cell table:style-name="Default" table:formula="of:=[.B3]*([.B4]+[.B5]/[.B6])/[.B7]" office:value-type="float" office:value="800" calcext:value-type="float">
            <text:p>800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4,6-2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ut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formula="of:=[.B$8]/([.A12]+[.B12]/[.C12])" office:value-type="float" office:value="27" calcext:value-type="float">
            <text:p>27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formula="of:=[.B$8]/([.A13]+[.B13]/[.C13])" office:value-type="float" office:value="6.144" calcext:value-type="float">
            <text:p>6.14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B$8]/([.A14]+[.B14]/[.C14])" office:value-type="float" office:value="96" calcext:value-type="float">
            <text:p>96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formula="of:=[.B$8]/([.A15]+[.B15]/[.C15])" office:value-type="float" office:value="135" calcext:value-type="float">
            <text:p>135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5-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^0-2^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</text:p>
          </table:table-cell>
          <table:table-cell table:style-name="Default" table:formula="of:=[.B18]*([.B19]+[.B20]/[.B21])/[.B22]" office:value-type="float" office:value="768" calcext:value-type="float">
            <text:p>768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4,6-20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ut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formula="of:=[.B$23]/([.A27]+[.B27]/[.C27])" office:value-type="float" office:value="27" calcext:value-type="float">
            <text:p>27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2" table:formula="of:=1" office:value-type="float" office:value="1" calcext:value-type="float">
            <text:p>1</text:p>
          </table:table-cell>
          <table:table-cell table:formula="of:=[.B$23]/([.A28]+[.B28]/[.C28])" office:value-type="float" office:value="6.144" calcext:value-type="float">
            <text:p>6.14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[.B$23]/([.A29]+[.B29]/[.C29])" office:value-type="float" office:value="96" calcext:value-type="float">
            <text:p>96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35" calcext:value-type="float">
            <text:p>135</text:p>
          </table:table-cell>
          <table:table-cell table:formula="of:=[.B$23]/([.A30]+[.B30]/[.C30])" office:value-type="float" office:value="135" calcext:value-type="float">
            <text:p>135</text:p>
          </table:table-cell>
          <table:table-cell office:value-type="string" calcext:value-type="string">
            <text:p>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5T07:59:46.972469455</meta:creation-date>
    <dc:date>2025-02-15T09:42:52.581911233</dc:date>
    <meta:editing-duration>PT1H22M22S</meta:editing-duration>
    <meta:editing-cycles>5</meta:editing-cycles>
    <meta:generator>LibreOffice/6.0.7.3$Linux_X86_64 LibreOffice_project/00m0$Build-3</meta:generator>
    <meta:document-statistic meta:table-count="1" meta:cell-count="83" meta:object-count="0"/>
  </office:meta>
</office:document-meta>
</file>